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5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style:font-name="Courier New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Courier New"/>
    </style:style>
    <style:style style:name="ce3" style:family="table-cell" style:parent-style-name="Default">
      <style:table-cell-properties fo:background-color="transparent"/>
      <style:text-properties style:use-window-font-color="true" style:font-name="Courier New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ourier New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Courier New"/>
    </style:style>
    <style:style style:name="ce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style:font-name="Courier New"/>
    </style:style>
    <style:style style:name="ce16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13"/>
        <table:table-column table:style-name="co4" table:number-columns-repeated="3" table:default-cell-style-name="ce10"/>
        <table:table-column table:style-name="co4" table:default-cell-style-name="ce13"/>
        <table:table-column table:style-name="co4" table:number-columns-repeated="3" table:default-cell-style-name="ce14"/>
        <table:table-column table:style-name="co5" table:number-columns-repeated="1004" table:default-cell-style-name="ce4"/>
        <table:table-row table:style-name="ro1">
          <table:table-cell/>
          <table:table-cell table:style-name="ce2"/>
          <table:table-cell table:number-columns-repeated="2"/>
          <table:table-cell office:value-type="string" calcext:value-type="string">
            <text:p>Photoshop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4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Standard Colours</text:p>
          </table:table-cell>
          <table:table-cell table:style-name="ce2" office:value-type="string" calcext:value-type="string">
            <text:p>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56" calcext:value-type="float">
            <text:p>256</text:p>
          </table:table-cell>
          <table:table-cell/>
          <table:table-cell table:formula="of:=[.D3]/256" office:value-type="float" office:value="1" calcext:value-type="float">
            <text:p>1.000</text:p>
          </table:table-cell>
          <table:table-cell table:formula="of:=[.E3]/256" office:value-type="float" office:value="1" calcext:value-type="float">
            <text:p>1.000</text:p>
          </table:table-cell>
          <table:table-cell table:formula="of:=[.F3]/256" office:value-type="float" office:value="1" calcext:value-type="float">
            <text:p>1.000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Grey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11" calcext:value-type="float">
            <text:p>111</text:p>
          </table:table-cell>
          <table:table-cell/>
          <table:table-cell table:formula="of:=[.D4]/256" office:value-type="float" office:value="0.43359375" calcext:value-type="float">
            <text:p>.434</text:p>
          </table:table-cell>
          <table:table-cell table:formula="of:=[.E4]/256" office:value-type="float" office:value="0.43359375" calcext:value-type="float">
            <text:p>.434</text:p>
          </table:table-cell>
          <table:table-cell table:formula="of:=[.F4]/256" office:value-type="float" office:value="0.43359375" calcext:value-type="float">
            <text:p>.43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D5]/256" office:value-type="float" office:value="0" calcext:value-type="float">
            <text:p>.000</text:p>
          </table:table-cell>
          <table:table-cell table:formula="of:=[.E5]/256" office:value-type="float" office:value="0" calcext:value-type="float">
            <text:p>.000</text:p>
          </table:table-cell>
          <table:table-cell table:formula="of:=[.F5]/256" office:value-type="float" office:value="0" calcext:value-type="float">
            <text:p>.000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6]/256" office:value-type="float" office:value="0.87109375" calcext:value-type="float">
            <text:p>.871</text:p>
          </table:table-cell>
          <table:table-cell table:formula="of:=[.E6]/256" office:value-type="float" office:value="0.109375" calcext:value-type="float">
            <text:p>.109</text:p>
          </table:table-cell>
          <table:table-cell table:formula="of:=[.F6]/256" office:value-type="float" office:value="0.0078125" calcext:value-type="float">
            <text:p>.00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29" calcext:value-type="float">
            <text:p>129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7]/256" office:value-type="float" office:value="0.87890625" calcext:value-type="float">
            <text:p>.879</text:p>
          </table:table-cell>
          <table:table-cell table:formula="of:=[.E7]/256" office:value-type="float" office:value="0.50390625" calcext:value-type="float">
            <text:p>.504</text:p>
          </table:table-cell>
          <table:table-cell table:formula="of:=[.F7]/256" office:value-type="float" office:value="0.125" calcext:value-type="float">
            <text:p>.125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8]/256" office:value-type="float" office:value="0.9921875" calcext:value-type="float">
            <text:p>.992</text:p>
          </table:table-cell>
          <table:table-cell table:formula="of:=[.E8]/256" office:value-type="float" office:value="0.8671875" calcext:value-type="float">
            <text:p>.867</text:p>
          </table:table-cell>
          <table:table-cell table:formula="of:=[.F8]/256" office:value-type="float" office:value="0.09765625" calcext:value-type="float">
            <text:p>.09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9]/256" office:value-type="float" office:value="0.20703125" calcext:value-type="float">
            <text:p>.207</text:p>
          </table:table-cell>
          <table:table-cell table:formula="of:=[.E9]/256" office:value-type="float" office:value="0.734375" calcext:value-type="float">
            <text:p>.734</text:p>
          </table:table-cell>
          <table:table-cell table:formula="of:=[.F9]/256" office:value-type="float" office:value="0.109375" calcext:value-type="float">
            <text:p>.109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D10]/256" office:value-type="float" office:value="0.06640625" calcext:value-type="float">
            <text:p>.066</text:p>
          </table:table-cell>
          <table:table-cell table:formula="of:=[.E10]/256" office:value-type="float" office:value="0.65234375" calcext:value-type="float">
            <text:p>.652</text:p>
          </table:table-cell>
          <table:table-cell table:formula="of:=[.F10]/256" office:value-type="float" office:value="0.98828125" calcext:value-type="float">
            <text:p>.98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D11]/256" office:value-type="float" office:value="0.046875" calcext:value-type="float">
            <text:p>.047</text:p>
          </table:table-cell>
          <table:table-cell table:formula="of:=[.E11]/256" office:value-type="float" office:value="0.28125" calcext:value-type="float">
            <text:p>.281</text:p>
          </table:table-cell>
          <table:table-cell table:formula="of:=[.F11]/256" office:value-type="float" office:value="0.86328125" calcext:value-type="float">
            <text:p>.863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12]/256" office:value-type="float" office:value="0.58984375" calcext:value-type="float">
            <text:p>.590</text:p>
          </table:table-cell>
          <table:table-cell table:formula="of:=[.E12]/256" office:value-type="float" office:value="0.15625" calcext:value-type="float">
            <text:p>.156</text:p>
          </table:table-cell>
          <table:table-cell table:formula="of:=[.F12]/256" office:value-type="float" office:value="0.84375" calcext:value-type="float">
            <text:p>.84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remium colours</text:p>
          </table:table-cell>
          <table:table-cell table:number-columns-repeated="12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Light Re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16]/256" office:value-type="float" office:value="0.875" calcext:value-type="float">
            <text:p>.875</text:p>
          </table:table-cell>
          <table:table-cell table:formula="of:=[.E16]/256" office:value-type="float" office:value="0.19921875" calcext:value-type="float">
            <text:p>.199</text:p>
          </table:table-cell>
          <table:table-cell table:formula="of:=[.F16]/256" office:value-type="float" office:value="0.0625" calcext:value-type="float">
            <text:p>.063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Dark Brown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D17]/256" office:value-type="float" office:value="0.51171875" calcext:value-type="float">
            <text:p>.512</text:p>
          </table:table-cell>
          <table:table-cell table:formula="of:=[.E17]/256" office:value-type="float" office:value="0.203125" calcext:value-type="float">
            <text:p>.203</text:p>
          </table:table-cell>
          <table:table-cell table:formula="of:=[.F17]/256" office:value-type="float" office:value="0.1328125" calcext:value-type="float">
            <text:p>.133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D18]/256" office:value-type="float" office:value="0.62890625" calcext:value-type="float">
            <text:p>.629</text:p>
          </table:table-cell>
          <table:table-cell table:formula="of:=[.E18]/256" office:value-type="float" office:value="0.3125" calcext:value-type="float">
            <text:p>.313</text:p>
          </table:table-cell>
          <table:table-cell table:formula="of:=[.F18]/256" office:value-type="float" office:value="0.1015625" calcext:value-type="float">
            <text:p>.102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inky Brownste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D19]/256" office:value-type="float" office:value="0.5" calcext:value-type="float">
            <text:p>.500</text:p>
          </table:table-cell>
          <table:table-cell table:formula="of:=[.E19]/256" office:value-type="float" office:value="0.33984375" calcext:value-type="float">
            <text:p>.340</text:p>
          </table:table-cell>
          <table:table-cell table:formula="of:=[.F19]/256" office:value-type="float" office:value="0.3359375" calcext:value-type="float">
            <text:p>.336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D20]/256" office:value-type="float" office:value="0.734375" calcext:value-type="float">
            <text:p>.734</text:p>
          </table:table-cell>
          <table:table-cell table:formula="of:=[.E20]/256" office:value-type="float" office:value="0.546875" calcext:value-type="float">
            <text:p>.547</text:p>
          </table:table-cell>
          <table:table-cell table:formula="of:=[.F20]/256" office:value-type="float" office:value="0.59375" calcext:value-type="float">
            <text:p>.59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irtc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1]/256" office:value-type="float" office:value="0.77734375" calcext:value-type="float">
            <text:p>.777</text:p>
          </table:table-cell>
          <table:table-cell table:formula="of:=[.E21]/256" office:value-type="float" office:value="0.62109375" calcext:value-type="float">
            <text:p>.621</text:p>
          </table:table-cell>
          <table:table-cell table:formula="of:=[.F21]/256" office:value-type="float" office:value="0.25" calcext:value-type="float">
            <text:p>.250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D22]/256" office:value-type="float" office:value="0.92578125" calcext:value-type="float">
            <text:p>.926</text:p>
          </table:table-cell>
          <table:table-cell table:formula="of:=[.E22]/256" office:value-type="float" office:value="0.8203125" calcext:value-type="float">
            <text:p>.820</text:p>
          </table:table-cell>
          <table:table-cell table:formula="of:=[.F22]/256" office:value-type="float" office:value="0.62890625" calcext:value-type="float">
            <text:p>.629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23]/256" office:value-type="float" office:value="0.03515625" calcext:value-type="float">
            <text:p>.035</text:p>
          </table:table-cell>
          <table:table-cell table:formula="of:=[.E23]/256" office:value-type="float" office:value="0.3515625" calcext:value-type="float">
            <text:p>.352</text:p>
          </table:table-cell>
          <table:table-cell table:formula="of:=[.F23]/256" office:value-type="float" office:value="0.16796875" calcext:value-type="float">
            <text:p>.16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Dark Oliv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D24]/256" office:value-type="float" office:value="0.28515625" calcext:value-type="float">
            <text:p>.285</text:p>
          </table:table-cell>
          <table:table-cell table:formula="of:=[.E24]/256" office:value-type="float" office:value="0.328125" calcext:value-type="float">
            <text:p>.328</text:p>
          </table:table-cell>
          <table:table-cell table:formula="of:=[.F24]/256" office:value-type="float" office:value="0.1640625" calcext:value-type="float">
            <text:p>.16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25]/256" office:value-type="float" office:value="0.015625" calcext:value-type="float">
            <text:p>.016</text:p>
          </table:table-cell>
          <table:table-cell table:formula="of:=[.E25]/256" office:value-type="float" office:value="0.53515625" calcext:value-type="float">
            <text:p>.535</text:p>
          </table:table-cell>
          <table:table-cell table:formula="of:=[.F25]/256" office:value-type="float" office:value="0.25" calcext:value-type="float">
            <text:p>.250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Light Oli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6]/256" office:value-type="float" office:value="0.68359375" calcext:value-type="float">
            <text:p>.684</text:p>
          </table:table-cell>
          <table:table-cell table:formula="of:=[.E26]/256" office:value-type="float" office:value="0.734375" calcext:value-type="float">
            <text:p>.734</text:p>
          </table:table-cell>
          <table:table-cell table:formula="of:=[.F26]/256" office:value-type="float" office:value="0.21875" calcext:value-type="float">
            <text:p>.219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table:number-columns-repeated="1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28]/256" office:value-type="float" office:value="0.15234375" calcext:value-type="float">
            <text:p>.152</text:p>
          </table:table-cell>
          <table:table-cell table:formula="of:=[.E28]/256" office:value-type="float" office:value="0.1875" calcext:value-type="float">
            <text:p>.188</text:p>
          </table:table-cell>
          <table:table-cell table:formula="of:=[.F28]/256" office:value-type="float" office:value="0.24609375" calcext:value-type="float">
            <text:p>.246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D29]/256" office:value-type="float" office:value="0.0546875" calcext:value-type="float">
            <text:p>.055</text:p>
          </table:table-cell>
          <table:table-cell table:formula="of:=[.E29]/256" office:value-type="float" office:value="0.265625" calcext:value-type="float">
            <text:p>.266</text:p>
          </table:table-cell>
          <table:table-cell table:formula="of:=[.F29]/256" office:value-type="float" office:value="0.4140625" calcext:value-type="float">
            <text:p>.41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30]/256" office:value-type="float" office:value="0.2578125" calcext:value-type="float">
            <text:p>.258</text:p>
          </table:table-cell>
          <table:table-cell table:formula="of:=[.E30]/256" office:value-type="float" office:value="0.4375" calcext:value-type="float">
            <text:p>.438</text:p>
          </table:table-cell>
          <table:table-cell table:formula="of:=[.F30]/256" office:value-type="float" office:value="0.78125" calcext:value-type="float">
            <text:p>.781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D31]/256" office:value-type="float" office:value="0.34375" calcext:value-type="float">
            <text:p>.344</text:p>
          </table:table-cell>
          <table:table-cell table:formula="of:=[.E31]/256" office:value-type="float" office:value="0.41796875" calcext:value-type="float">
            <text:p>.418</text:p>
          </table:table-cell>
          <table:table-cell table:formula="of:=[.F31]/256" office:value-type="float" office:value="0.55078125" calcext:value-type="float">
            <text:p>.551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D32]/256" office:value-type="float" office:value="0.4609375" calcext:value-type="float">
            <text:p>.461</text:p>
          </table:table-cell>
          <table:table-cell table:formula="of:=[.E32]/256" office:value-type="float" office:value="0.5546875" calcext:value-type="float">
            <text:p>.555</text:p>
          </table:table-cell>
          <table:table-cell table:formula="of:=[.F32]/256" office:value-type="float" office:value="0.7421875" calcext:value-type="float">
            <text:p>.742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D33]/256" office:value-type="float" office:value="0.5390625" calcext:value-type="float">
            <text:p>.539</text:p>
          </table:table-cell>
          <table:table-cell table:formula="of:=[.E33]/256" office:value-type="float" office:value="0.82421875" calcext:value-type="float">
            <text:p>.824</text:p>
          </table:table-cell>
          <table:table-cell table:formula="of:=[.F33]/256" office:value-type="float" office:value="0.890625" calcext:value-type="float">
            <text:p>.891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lue 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D34]/256" office:value-type="float" office:value="0.28125" calcext:value-type="float">
            <text:p>.281</text:p>
          </table:table-cell>
          <table:table-cell table:formula="of:=[.E34]/256" office:value-type="float" office:value="0.23046875" calcext:value-type="float">
            <text:p>.230</text:p>
          </table:table-cell>
          <table:table-cell table:formula="of:=[.F34]/256" office:value-type="float" office:value="0.40234375" calcext:value-type="float">
            <text:p>.402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Light Purpl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D35]/256" office:value-type="float" office:value="0.78515625" calcext:value-type="float">
            <text:p>.785</text:p>
          </table:table-cell>
          <table:table-cell table:formula="of:=[.E35]/256" office:value-type="float" office:value="0.26953125" calcext:value-type="float">
            <text:p>.270</text:p>
          </table:table-cell>
          <table:table-cell table:formula="of:=[.F35]/256" office:value-type="float" office:value="0.73828125" calcext:value-type="float">
            <text:p>.73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Bright Purpl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D36]/256" office:value-type="float" office:value="0.921875" calcext:value-type="float">
            <text:p>.922</text:p>
          </table:table-cell>
          <table:table-cell table:formula="of:=[.E36]/256" office:value-type="float" office:value="0.0078125" calcext:value-type="float">
            <text:p>.008</text:p>
          </table:table-cell>
          <table:table-cell table:formula="of:=[.F36]/256" office:value-type="float" office:value="0.7578125" calcext:value-type="float">
            <text:p>.758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ale Purpl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D37]/256" office:value-type="float" office:value="0.83203125" calcext:value-type="float">
            <text:p>.832</text:p>
          </table:table-cell>
          <table:table-cell table:formula="of:=[.E37]/256" office:value-type="float" office:value="0.5859375" calcext:value-type="float">
            <text:p>.586</text:p>
          </table:table-cell>
          <table:table-cell table:formula="of:=[.F37]/256" office:value-type="float" office:value="0.9453125" calcext:value-type="float">
            <text:p>.945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>
          <table:table-cell office:value-type="string" calcext:value-type="string">
            <text:p>Pale Pink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D38]/256" office:value-type="float" office:value="0.98828125" calcext:value-type="float">
            <text:p>.988</text:p>
          </table:table-cell>
          <table:table-cell table:formula="of:=[.E38]/256" office:value-type="float" office:value="0.63671875" calcext:value-type="float">
            <text:p>.637</text:p>
          </table:table-cell>
          <table:table-cell table:formula="of:=[.F38]/256" office:value-type="float" office:value="0.75390625" calcext:value-type="float">
            <text:p>.754</text:p>
          </table:table-cell>
          <table:table-cell table:number-columns-repeated="3"/>
          <table:table-cell table:style-name="ce16"/>
          <table:table-cell table:number-columns-repeated="1000"/>
        </table:table-row>
        <table:table-row table:style-name="ro1" table:number-rows-repeated="2">
          <table:table-cell table:number-columns-repeated="13"/>
          <table:table-cell table:style-name="ce16"/>
          <table:table-cell table:number-columns-repeated="1000"/>
        </table:table-row>
        <table:table-row table:style-name="ro1" table:number-rows-repeated="1048535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P3:Sheet1.P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06:20:50.623058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2:35:54.406721296</meta:creation-date>
    <dc:date>2019-07-09T06:21:40.944782538</dc:date>
    <meta:editing-duration>PT18H45M16S</meta:editing-duration>
    <meta:editing-cycles>13</meta:editing-cycles>
    <meta:generator>LibreOffice/6.0.7.3$Linux_X86_64 LibreOffice_project/00m0$Build-3</meta:generator>
    <meta:document-statistic meta:table-count="1" meta:cell-count="267" meta:object-count="0"/>
  </office:meta>
</office:document-meta>
</file>